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4" style:family="paragraph" style:parent-style-name="Text_20_body">
      <style:paragraph-properties fo:line-height="100%"/>
      <style:text-properties officeooo:rsid="04202c6b" officeooo:paragraph-rsid="04356226"/>
    </style:style>
    <style:style style:name="P5" style:family="paragraph" style:parent-style-name="Text_20_body">
      <style:paragraph-properties fo:line-height="100%"/>
      <style:text-properties officeooo:rsid="0470bc45" officeooo:paragraph-rsid="04a7a5e8"/>
    </style:style>
    <style:style style:name="P6" style:family="paragraph" style:parent-style-name="Text_20_body">
      <style:paragraph-properties fo:line-height="100%"/>
      <style:text-properties officeooo:rsid="04728c89" officeooo:paragraph-rsid="04a7a5e8"/>
    </style:style>
    <style:style style:name="P7" style:family="paragraph" style:parent-style-name="Text_20_body">
      <style:paragraph-properties fo:line-height="100%"/>
      <style:text-properties officeooo:rsid="04471d2d" officeooo:paragraph-rsid="04471d2d"/>
    </style:style>
    <style:style style:name="P8" style:family="paragraph" style:parent-style-name="Text_20_body">
      <style:paragraph-properties fo:line-height="100%"/>
      <style:text-properties officeooo:rsid="047ad851" officeooo:paragraph-rsid="047ad851"/>
    </style:style>
    <style:style style:name="P9" style:family="paragraph" style:parent-style-name="Text_20_body">
      <style:paragraph-properties fo:line-height="100%"/>
      <style:text-properties officeooo:rsid="046f7cba" officeooo:paragraph-rsid="04a7a5e8"/>
    </style:style>
    <style:style style:name="P10" style:family="paragraph" style:parent-style-name="Text_20_body">
      <style:paragraph-properties fo:line-height="100%"/>
      <style:text-properties officeooo:rsid="0452ba07" officeooo:paragraph-rsid="0464079f"/>
    </style:style>
    <style:style style:name="P11" style:family="paragraph" style:parent-style-name="Text_20_body">
      <style:text-properties officeooo:rsid="0491b323" officeooo:paragraph-rsid="0491b323"/>
    </style:style>
    <style:style style:name="P12" style:family="paragraph" style:parent-style-name="Text_20_body">
      <style:text-properties officeooo:rsid="049395cc" officeooo:paragraph-rsid="049395cc"/>
    </style:style>
    <style:style style:name="P13" style:family="paragraph" style:parent-style-name="Text_20_body">
      <style:text-properties officeooo:rsid="04958ff0" officeooo:paragraph-rsid="04958ff0"/>
    </style:style>
    <style:style style:name="P14" style:family="paragraph" style:parent-style-name="Text_20_body">
      <style:paragraph-properties fo:line-height="100%"/>
      <style:text-properties officeooo:rsid="04228bf6" officeooo:paragraph-rsid="04356226"/>
    </style:style>
    <style:style style:name="P15" style:family="paragraph" style:parent-style-name="Text_20_body">
      <style:paragraph-properties fo:line-height="100%"/>
      <style:text-properties officeooo:rsid="04a01143" officeooo:paragraph-rsid="04a01143"/>
    </style:style>
    <style:style style:name="P16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17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18416"/>
    </style:style>
    <style:style style:name="P18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2517b"/>
    </style:style>
    <style:style style:name="P19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0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1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4a7a5e8"/>
    </style:style>
    <style:style style:name="P22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23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24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27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28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29" style:family="paragraph" style:parent-style-name="Standard">
      <style:paragraph-properties fo:line-height="100%"/>
      <style:text-properties officeooo:rsid="03eb354c" officeooo:paragraph-rsid="04a7a5e8"/>
    </style:style>
    <style:style style:name="P30" style:family="paragraph" style:parent-style-name="Heading_20_2">
      <style:paragraph-properties fo:line-height="100%"/>
      <style:text-properties officeooo:rsid="0452ba07" officeooo:paragraph-rsid="0490b3a9"/>
    </style:style>
    <style:style style:name="P31" style:family="paragraph" style:parent-style-name="Heading_20_2">
      <style:text-properties officeooo:rsid="049395cc" officeooo:paragraph-rsid="049395cc"/>
    </style:style>
    <style:style style:name="P32" style:family="paragraph" style:parent-style-name="Heading_20_2">
      <style:text-properties officeooo:paragraph-rsid="04a7a5e8"/>
    </style:style>
    <style:style style:name="P33" style:family="paragraph" style:parent-style-name="Text_20_body">
      <style:text-properties officeooo:rsid="04958ff0" officeooo:paragraph-rsid="049a935d"/>
    </style:style>
    <style:style style:name="P34" style:family="paragraph" style:parent-style-name="Text_20_body">
      <style:paragraph-properties fo:line-height="100%"/>
      <style:text-properties officeooo:paragraph-rsid="04af6545"/>
    </style:style>
    <style:style style:name="P35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49ea87"/>
    </style:style>
    <style:style style:name="T11" style:family="text">
      <style:text-properties officeooo:rsid="044d13cb"/>
    </style:style>
    <style:style style:name="T12" style:family="text">
      <style:text-properties officeooo:rsid="0452cf3f"/>
    </style:style>
    <style:style style:name="T13" style:family="text">
      <style:text-properties officeooo:rsid="045aaddc"/>
    </style:style>
    <style:style style:name="T14" style:family="text">
      <style:text-properties officeooo:rsid="045feb4e"/>
    </style:style>
    <style:style style:name="T15" style:family="text">
      <style:text-properties officeooo:rsid="04699601"/>
    </style:style>
    <style:style style:name="T16" style:family="text">
      <style:text-properties officeooo:rsid="04728c89"/>
    </style:style>
    <style:style style:name="T17" style:family="text">
      <style:text-properties officeooo:rsid="047641c6"/>
    </style:style>
    <style:style style:name="T18" style:family="text">
      <style:text-properties officeooo:rsid="047f7f13"/>
    </style:style>
    <style:style style:name="T19" style:family="text">
      <style:text-properties officeooo:rsid="048525d6"/>
    </style:style>
    <style:style style:name="T20" style:family="text">
      <style:text-properties officeooo:rsid="0486f5a3"/>
    </style:style>
    <style:style style:name="T21" style:family="text">
      <style:text-properties officeooo:rsid="0488e42c"/>
    </style:style>
    <style:style style:name="T22" style:family="text">
      <style:text-properties officeooo:rsid="0490b3a9"/>
    </style:style>
    <style:style style:name="T23" style:family="text">
      <style:text-properties officeooo:rsid="0491b323"/>
    </style:style>
    <style:style style:name="T24" style:family="text">
      <style:text-properties officeooo:rsid="04958ff0"/>
    </style:style>
    <style:style style:name="T25" style:family="text">
      <style:text-properties officeooo:rsid="049b95c6"/>
    </style:style>
    <style:style style:name="T26" style:family="text">
      <style:text-properties officeooo:rsid="04a38263"/>
    </style:style>
    <style:style style:name="T27" style:family="text">
      <style:text-properties officeooo:rsid="04a7a5e8"/>
    </style:style>
    <style:style style:name="T28" style:family="text">
      <style:text-properties officeooo:rsid="04a7fba2"/>
    </style:style>
    <style:style style:name="T29" style:family="text">
      <style:text-properties officeooo:rsid="04af65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תרגיל בית 2</text:h>
      <text:p text:style-name="P34"><text:span text:style-name="T29">יש לענות על שאלה אחת לבחירתכם. הגשה בזוגות, עד תחילת ההרצאה בשבוע הבא.</text:span></text:p>
      <text:p text:style-name="Heading_20_2">שאלה 1: החלפת בתים</text:p>
      <text:p text:style-name="P7"><text:span text:style-name="T19">א. בבעיית החלפת-בתים עם n אנשים, </text:span>אלגוריתם "מעגלי המסחר" מאתחל גרף עם 2n צמתים. כיתבו אלגוריתם המשתמש בגרף עם n צמתים בלבד.</text:p>
      <text:p text:style-name="P8">ב. הוכיחו את המשפט: אם כל יחסי ההעדפה הם חזקים (אין אדישות), אז אלגוריתם החלפת הבתים תמיד מחזיר שיבוץ <text:span text:style-name="T25">יעיל פארטו.</text:span></text:p>
      <text:p text:style-name="Heading_20_2">שאלה <text:span text:style-name="T20">2</text:span>: החלפת מעונות סטודנטים</text:p>
      <text:p text:style-name="P10">בעיית החלפת-מעונות-סטודנטים<text:span text:style-name="T12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שהדיירים שלהם עזבו לאחר שסיימו את התואר. </text:span>הציעו <text:span text:style-name="T13">אלגוריתם המשבץ את m+n הסטודנטים ל-m+n החדרים, עם שלוש התכונות: אמיתיות, יעילות-פארטו, והשתתפות מרצון. הוכיחו שהאלגוריתם שלכם מקיים את שלוש התכונות.</text:span></text:p>
      <text:p text:style-name="P30">שאלה <text:span text:style-name="T22">3</text:span>: <text:span text:style-name="T23">אלגוריתם מעגלי המסחר</text:span></text:p>
      <text:p text:style-name="P11">א. מיצאו שימוש נוסף לאלגוריתם מעגלי המסחר, שעדיין לא פועל במציאות.</text:p>
      <text:p text:style-name="P11">ב. כיתבו תוכנית להקמת סטרט-אפ ו/או אתר אינטרנט ליישום הרעיון.</text:p>
      <text:p text:style-name="P19">שאלה<text:span text:style-name="T27">4</text:span>: <text:span text:style-name="T21">קשתות מזויפות</text:span></text:p>
      <text:p text:style-name="P9">בבעיית מציאת שידוך-כליות-גדול-ביותר, הנחנו שזוגות יכולים רק להסתיר קשתות. נניח עכשיו שזוגות יכולים גם להוסיף קשתות מזוייפות - למשל לזייף תוצאות של בדיקות רפואיות המראות שיש התאמה בינם לבין זוג אחר. </text:p>
      <text:p text:style-name="P5">א. הגדירו במדוייק <text:span text:style-name="T16">את המשמעות של "מנגנון אמיתי" במצב זה (התייחסו לתמריצים של זוגות בלבד - התעלמו מהתמריצים של מרכזים רפואיים).</text:span></text:p>
      <text:p text:style-name="P6">ב. הוכיחו או הפריכו: מנגנון שידוך-גדול-ביותר-עם-עדיפויות הוא אמיתי<text:span text:style-name="T17"> עבור הזוגות</text:span>.</text:p>
      <text:p text:style-name="P6"/>
      <text:p text:style-name="P32">שאלה <text:span text:style-name="T28">5</text:span>: <text:span text:style-name="T18">החלפת כליות לפי סוג ד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16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29">א. ציירו את הגרף המכוון המתאר את ההתאמות בגרף<text:span text:style-name="T2"> (רמז: בגרף יש 3 צמתים ו-6 קשתות מכוונות).</text:span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סוג-דם חולה</text:p>
          </table:table-cell>
          <table:table-cell table:style-name="Table1.D1" office:value-type="string">
            <text:p text:style-name="P26">סוג-דם תורם</text:p>
          </table:table-cell>
        </table:table-row>
        <table:table-row>
          <table:covered-table-cell/>
          <table:table-cell table:style-name="Table1.B2" office:value-type="string">
            <text:p text:style-name="P27">זוג ראשון</text:p>
          </table:table-cell>
          <table:table-cell table:style-name="Table1.B2" office:value-type="string">
            <text:p text:style-name="P28">AB</text:p>
          </table:table-cell>
          <table:table-cell table:style-name="Table1.D2" office:value-type="string">
            <text:p text:style-name="P28">O</text:p>
          </table:table-cell>
        </table:table-row>
        <table:table-row>
          <table:covered-table-cell/>
          <table:table-cell table:style-name="Table1.B2" office:value-type="string">
            <text:p text:style-name="P27">זוג שני</text:p>
          </table:table-cell>
          <table:table-cell table:style-name="Table1.B2" office:value-type="string">
            <text:p text:style-name="P28">O</text:p>
          </table:table-cell>
          <table:table-cell table:style-name="Table1.D2" office:value-type="string">
            <text:p text:style-name="P28">A</text:p>
          </table:table-cell>
        </table:table-row>
        <table:table-row>
          <table:covered-table-cell/>
          <table:table-cell table:style-name="Table1.B2" office:value-type="string">
            <text:p text:style-name="P27">זוג שלישי</text:p>
          </table:table-cell>
          <table:table-cell table:style-name="Table1.B2" office:value-type="string">
            <text:p text:style-name="P28">A</text:p>
          </table:table-cell>
          <table:table-cell table:style-name="Table1.D2" office:value-type="string">
            <text:p text:style-name="P28">AB</text:p>
          </table:table-cell>
        </table:table-row>
      </table:table>
      <text:p text:style-name="P20">ב. כמה ואיזה חולים אפשר להציל בלי החלפת כליות בכלל?</text:p>
      <text:p text:style-name="P20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20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21"/>
      <text:p text:style-name="P19"><text:soft-page-break/></text:p>
      <text:p text:style-name="P17">שאלה<text:span text:style-name="T28">6</text:span>: <text:span text:style-name="T20">תורם חסיד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3"><text:span text:style-name="T15">ב</text:span>שאלה זו נניח שהתאמה בין תורם לנתרם תלויה בגורמים כלשהם ולא דווקא בסוג הדם. <text:span text:style-name="T11"><text:s/></text:span>נתון מאגר-נתונים עם שבעה זוגות <text:span text:style-name="T11">וטבלת-ההתאמה בצד שמאל.</text:span></text:p>
            <text:p text:style-name="P4">א. <text:span text:style-name="T7">כמה חולים אפשר להציל בעזרת אלגוריתם למציאת מעגלים באורך 3?</text:span></text:p>
            <text:p text:style-name="P14">ב. יום אחד מגיע למאגר <text:span text:style-name="T9">תורם חסיד</text:span> <text:span text:style-name="T10">(אלטרואיסט) </text:span>המוכן לתרום כליה בהתנדבות.<text:span text:style-name="T8"> מה המספר הגדול ביותר של חולים שאפשר להציל בעזרת תרומה זו? מי יתרום למי ובאיזה סדר?</text:span></text:p>
            <text:p text:style-name="P15">ג. <text:span text:style-name="T26">נניח שהחסיד הנ"ל בארץ כלשהי שבה עדיין אין מאגר החלפת כליות. הוא מתייעץ אתכם בשאלה הבאה: "האם לתרום עכשיו לחולה יחיד, או לחכות שיקימו מאגר החלפת כליות ואז התרומה שלי תציל חולים רבים יותר?" מה תענו לו?</text:span></text:p>
          </table:table-cell>
          <table:table-cell table:style-name="Table2.A1" office:value-type="string">
            <text:p text:style-name="P22"><text:span text:style-name="T14">ה</text:span>זוג הזה</text:p>
          </table:table-cell>
          <table:table-cell table:style-name="Table2.C1" office:value-type="string">
            <text:p text:style-name="P22">יכול לתרום לזוגות האלה</text:p>
          </table:table-cell>
        </table:table-row>
        <table:table-row>
          <table:covered-table-cell/>
          <table:table-cell table:style-name="Table2.B2" office:value-type="string">
            <text:p text:style-name="P23">1</text:p>
          </table:table-cell>
          <table:table-cell table:style-name="Table2.C2" office:value-type="string">
            <text:p text:style-name="P24">2,3,4</text:p>
          </table:table-cell>
        </table:table-row>
        <table:table-row>
          <table:covered-table-cell/>
          <table:table-cell table:style-name="Table2.B2" office:value-type="string">
            <text:p text:style-name="P23">2</text:p>
          </table:table-cell>
          <table:table-cell table:style-name="Table2.C2" office:value-type="string">
            <text:p text:style-name="P23">5</text:p>
          </table:table-cell>
        </table:table-row>
        <table:table-row>
          <table:covered-table-cell/>
          <table:table-cell table:style-name="Table2.B2" office:value-type="string">
            <text:p text:style-name="P23">3</text:p>
          </table:table-cell>
          <table:table-cell table:style-name="Table2.C2" office:value-type="string">
            <text:p text:style-name="P23">6</text:p>
          </table:table-cell>
        </table:table-row>
        <table:table-row>
          <table:covered-table-cell/>
          <table:table-cell table:style-name="Table2.B2" office:value-type="string">
            <text:p text:style-name="P23">4</text:p>
          </table:table-cell>
          <table:table-cell table:style-name="Table2.C2" office:value-type="string">
            <text:p text:style-name="P23">-</text:p>
          </table:table-cell>
        </table:table-row>
        <table:table-row>
          <table:covered-table-cell/>
          <table:table-cell table:style-name="Table2.B2" office:value-type="string">
            <text:p text:style-name="P23">5</text:p>
          </table:table-cell>
          <table:table-cell table:style-name="Table2.C2" office:value-type="string">
            <text:p text:style-name="P23">-</text:p>
          </table:table-cell>
        </table:table-row>
        <table:table-row>
          <table:covered-table-cell/>
          <table:table-cell table:style-name="Table2.B2" office:value-type="string">
            <text:p text:style-name="P23">6</text:p>
          </table:table-cell>
          <table:table-cell table:style-name="Table2.C2" office:value-type="string">
            <text:p text:style-name="P23">7</text:p>
          </table:table-cell>
        </table:table-row>
        <table:table-row>
          <table:covered-table-cell/>
          <table:table-cell table:style-name="Table2.B2" office:value-type="string">
            <text:p text:style-name="P23">7</text:p>
          </table:table-cell>
          <table:table-cell table:style-name="Table2.C2" office:value-type="string">
            <text:p text:style-name="P23">-</text:p>
          </table:table-cell>
        </table:table-row>
      </table:table>
      <text:p text:style-name="P18"/>
      <text:p text:style-name="Heading_20_2">שאלה 7: החלפת ריאות</text:p>
      <text:p text:style-name="P12"><text:span text:style-name="T24">א. </text:span>קראו <text:span text:style-name="T24">בקישור למטה </text:span>על השתלת ריאו<text:span text:style-name="T24">ת: </text:span></text:p>
      <text:p text:style-name="P31">https://hospitals.clalit.co.il/rabin/he/departments-and-clinics/pulmonary/Pages/pulmonary_transplant.aspx</text:p>
      <text:p text:style-name="P33">מה ההבדל העקרוני בין השתלת ריאות לבין השתלת כליות? איך ישפיע ההבדל הזה על תיכנון מאגר-נתונים להחלפת ריאות?</text:p>
      <text:p text:style-name="P13">ב. ציירו גרף המתאר החלפת ריאות אופטימלית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5T13:32:12.404997778</dc:date>
    <meta:editing-duration>P9DT6H51M2S</meta:editing-duration>
    <meta:editing-cycles>1067</meta:editing-cycles>
    <meta:document-statistic meta:table-count="2" meta:image-count="0" meta:object-count="0" meta:page-count="2" meta:paragraph-count="59" meta:word-count="484" meta:character-count="2775" meta:non-whitespace-character-count="2342"/>
  </office:meta>
</office:document-meta>
</file>